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116.7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07.5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04.01pt"/>
    </style:style>
    <style:style style:name="co9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Thorium-uranium cammi</text:p>
          </table:table-cell>
          <table:table-cell office:value-type="string" calcext:value-type="string">
            <text:p>Thorium-uranium</text:p>
          </table:table-cell>
          <table:table-cell office:value-type="string" calcext:value-type="string">
            <text:p>Highly-enriched uranium</text:p>
          </table:table-cell>
          <table:table-cell office:value-type="string" calcext:value-type="string">
            <text:p>Partially enriched uranium</text:p>
          </table:table-cell>
          <table:table-cell office:value-type="string" calcext:value-type="string">
            <text:p>Flush and coolant salt</text:p>
          </table:table-cell>
          <table:table-cell/>
          <table:table-cell table:style-name="ce2" office:value-type="string" calcext:value-type="string">
            <text:p>If not noted units are default (length=c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ition, mole %</text:p>
          </table:table-cell>
          <table:table-cell table:number-columns-repeated="6"/>
          <table:table-cell office:value-type="string" calcext:value-type="string">
            <text:p>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7F</text:p>
          </table:table-cell>
          <table:table-cell office:value-type="float" office:value="71.7" calcext:value-type="float">
            <text:p>71.7</text:p>
          </table:table-cell>
          <table:table-cell office:value-type="float" office:value="70" calcext:value-type="float">
            <text:p>70</text:p>
          </table:table-cell>
          <table:table-cell office:value-type="float" office:value="66.8" calcext:value-type="float">
            <text:p>66.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ight (in)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2</text:p>
          </table:table-cell>
          <table:table-cell office:value-type="float" office:value="16" calcext:value-type="float">
            <text:p>16</text:p>
          </table:table-cell>
          <table:table-cell office:value-type="float" office:value="23.6" calcext:value-type="float">
            <text:p>23.6</text:p>
          </table:table-cell>
          <table:table-cell office:value-type="float" office:value="29" calcext:value-type="float">
            <text:p>29</text:p>
          </table:table-cell>
          <table:table-cell office:value-type="float" office:value="29.1" calcext:value-type="float">
            <text:p>29.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ight (cm)</text:p>
          </table:table-cell>
          <table:table-cell table:formula="of:=2.54*[.I3]" office:value-type="float" office:value="162.56" calcext:value-type="float">
            <text:p>162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F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meter (in)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ameter (cm)</text:p>
          </table:table-cell>
          <table:table-cell table:formula="of:=2.54*[.I5]" office:value-type="float" office:value="139.7" calcext:value-type="float">
            <text:p>13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idus(cm)</text:p>
          </table:table-cell>
          <table:table-cell table:formula="of:=[.I6]/2" office:value-type="float" office:value="69.85" calcext:value-type="float">
            <text:p>69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ion, mole fra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7F</text:p>
          </table:table-cell>
          <table:table-cell table:formula="of:=[.B3]/100" office:value-type="float" office:value="0.717" calcext:value-type="float">
            <text:p>0.717</text:p>
          </table:table-cell>
          <table:table-cell table:formula="of:=[.C3]/100" office:value-type="float" office:value="0.7" calcext:value-type="float">
            <text:p>0.7</text:p>
          </table:table-cell>
          <table:table-cell table:formula="of:=[.D3]/100" office:value-type="float" office:value="0.668" calcext:value-type="float">
            <text:p>0.668</text:p>
          </table:table-cell>
          <table:table-cell table:formula="of:=[.E3]/100" office:value-type="float" office:value="0.65" calcext:value-type="float">
            <text:p>0.65</text:p>
          </table:table-cell>
          <table:table-cell table:formula="of:=[.F3]/100" office:value-type="float" office:value="0.66" calcext:value-type="float">
            <text:p>0.66</text:p>
          </table:table-cell>
          <table:table-cell table:number-columns-repeated="3"/>
          <table:table-cell office:value-type="string" calcext:value-type="string">
            <text:p>Small reactor</text:p>
          </table:table-cell>
          <table:table-cell/>
        </table:table-row>
        <table:table-row table:style-name="ro1">
          <table:table-cell office:value-type="string" calcext:value-type="string">
            <text:p>BeF2</text:p>
          </table:table-cell>
          <table:table-cell table:formula="of:=[.B4]/100" office:value-type="float" office:value="0.16" calcext:value-type="float">
            <text:p>0.16</text:p>
          </table:table-cell>
          <table:table-cell table:formula="of:=[.C4]/100" office:value-type="float" office:value="0.236" calcext:value-type="float">
            <text:p>0.236</text:p>
          </table:table-cell>
          <table:table-cell table:formula="of:=[.D4]/100" office:value-type="float" office:value="0.29" calcext:value-type="float">
            <text:p>0.29</text:p>
          </table:table-cell>
          <table:table-cell table:formula="of:=[.E4]/100" office:value-type="float" office:value="0.291" calcext:value-type="float">
            <text:p>0.291</text:p>
          </table:table-cell>
          <table:table-cell table:formula="of:=[.F4]/100" office:value-type="float" office:value="0.34" calcext:value-type="float">
            <text:p>0.34</text:p>
          </table:table-cell>
          <table:table-cell/>
          <table:table-cell office:value-type="string" calcext:value-type="string">
            <text:p>Graphite sqc diam (in)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ZrF4</text:p>
          </table:table-cell>
          <table:table-cell table:formula="of:=[.B5]/100" office:value-type="float" office:value="0" calcext:value-type="float">
            <text:p>0</text:p>
          </table:table-cell>
          <table:table-cell table:formula="of:=[.C5]/100" office:value-type="float" office:value="0.05" calcext:value-type="float">
            <text:p>0.05</text:p>
          </table:table-cell>
          <table:table-cell table:formula="of:=[.D5]/100" office:value-type="float" office:value="0.04" calcext:value-type="float">
            <text:p>0.04</text:p>
          </table:table-cell>
          <table:table-cell table:formula="of:=[.E5]/100" office:value-type="float" office:value="0.05" calcext:value-type="float">
            <text:p>0.05</text:p>
          </table:table-cell>
          <table:table-cell table:formula="of:=[.F5]/100" office:value-type="float" office:value="0" calcext:value-type="float">
            <text:p>0</text:p>
          </table:table-cell>
          <table:table-cell/>
          <table:table-cell office:value-type="string" calcext:value-type="string">
            <text:p>Graphite sqc diam (cm)</text:p>
          </table:table-cell>
          <table:table-cell table:formula="of:=2.54*[.I10]" office:value-type="float" office:value="5.08" calcext:value-type="float">
            <text:p>5.08</text:p>
          </table:table-cell>
          <table:table-cell table:formula="of:=2.54*[.J10]" office:value-type="float" office:value="5.08" calcext:value-type="float">
            <text:p>5.08</text:p>
          </table:table-cell>
          <table:table-cell/>
        </table:table-row>
        <table:table-row table:style-name="ro1">
          <table:table-cell office:value-type="string" calcext:value-type="string">
            <text:p>ThF4</text:p>
          </table:table-cell>
          <table:table-cell table:formula="of:=[.B6]/100" office:value-type="float" office:value="0.12" calcext:value-type="float">
            <text:p>0.12</text:p>
          </table:table-cell>
          <table:table-cell table:formula="of:=[.C6]/100" office:value-type="float" office:value="0.01" calcext:value-type="float">
            <text:p>0.01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" calcext:value-type="float">
            <text:p>0</text:p>
          </table:table-cell>
          <table:table-cell table:formula="of:=[.F6]/100" office:value-type="float" office:value="0" calcext:value-type="float">
            <text:p>0</text:p>
          </table:table-cell>
          <table:table-cell/>
          <table:table-cell office:value-type="string" calcext:value-type="string">
            <text:p>Graphite sqc radius (cm)</text:p>
          </table:table-cell>
          <table:table-cell table:formula="of:=[.I11]/2" office:value-type="float" office:value="2.54" calcext:value-type="float">
            <text:p>2.54</text:p>
          </table:table-cell>
          <table:table-cell table:formula="of:=[.J11]/2" office:value-type="float" office:value="2.54" calcext:value-type="float">
            <text:p>2.54</text:p>
          </table:table-cell>
          <table:table-cell/>
        </table:table-row>
        <table:table-row table:style-name="ro1">
          <table:table-cell office:value-type="string" calcext:value-type="string">
            <text:p>UF4</text:p>
          </table:table-cell>
          <table:table-cell table:formula="of:=[.B7]/100" office:value-type="float" office:value="0.003" calcext:value-type="float">
            <text:p>0.003</text:p>
          </table:table-cell>
          <table:table-cell table:formula="of:=[.C7]/100" office:value-type="float" office:value="0.004" calcext:value-type="float">
            <text:p>0.004</text:p>
          </table:table-cell>
          <table:table-cell table:formula="of:=[.D7]/100" office:value-type="float" office:value="0.002" calcext:value-type="float">
            <text:p>0.002</text:p>
          </table:table-cell>
          <table:table-cell table:formula="of:=[.E7]/100" office:value-type="float" office:value="0.009" calcext:value-type="float">
            <text:p>0.009</text:p>
          </table:table-cell>
          <table:table-cell table:formula="of:=[.F7]/100" office:value-type="float" office:value="0" calcext:value-type="float">
            <text:p>0</text:p>
          </table:table-cell>
          <table:table-cell/>
          <table:table-cell office:value-type="string" calcext:value-type="string">
            <text:p>Fuel extra radius (cm)</text:p>
          </table:table-cell>
          <table:table-cell table:formula="of:=0.2*2.54" office:value-type="float" office:value="0.508" calcext:value-type="float">
            <text:p>0.508</text:p>
          </table:table-cell>
          <table:table-cell table:formula="of:=0.2*2.54" office:value-type="float" office:value="0.508" calcext:value-type="float">
            <text:p>0.508</text:p>
          </table:table-cell>
          <table:table-cell/>
        </table:table-row>
        <table:table-row table:style-name="ro1">
          <table:table-cell/>
          <table:table-cell table:formula="of:=SUM([.B9:.B13]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otal radius</text:p>
          </table:table-cell>
          <table:table-cell table:formula="of:=[.I12]+[.I13]" office:value-type="float" office:value="3.048" calcext:value-type="float">
            <text:p>3.048</text:p>
          </table:table-cell>
          <table:table-cell table:formula="of:=[.J12]+[.J13]" office:value-type="float" office:value="3.048" calcext:value-type="float">
            <text:p>3.048</text:p>
          </table:table-cell>
          <table:table-cell/>
        </table:table-row>
        <table:table-row table:style-name="ro1">
          <table:table-cell office:value-type="string" calcext:value-type="string">
            <text:p>Physical Properties, at degF</text:p>
          </table:table-cell>
          <table:table-cell table:number-columns-repeated="4" office:value-type="float" office:value="1200" calcext:value-type="float">
            <text:p>120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Pitch</text:p>
          </table:table-cell>
          <table:table-cell table:formula="of:=2*[.I14]" office:value-type="float" office:value="6.096" calcext:value-type="float">
            <text:p>6.096</text:p>
          </table:table-cell>
          <table:table-cell table:formula="of:=2*[.J14]" office:value-type="float" office:value="6.096" calcext:value-type="float">
            <text:p>6.096</text:p>
          </table:table-cell>
          <table:table-cell/>
        </table:table-row>
        <table:table-row table:style-name="ro1">
          <table:table-cell office:value-type="string" calcext:value-type="string">
            <text:p>Density (lb/ft3) at 1200 degF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# pins across</text:p>
          </table:table-cell>
          <table:table-cell table:formula="of:=[.I6]/[.I15]" office:value-type="float" office:value="22.9166666666667" calcext:value-type="float">
            <text:p>22.91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nsity (gm/cm3) at 1200 degF</text:p>
          </table:table-cell>
          <table:table-cell table:formula="of:=[.B16]*[.$I$25]*[.$I$26]" office:value-type="float" office:value="2.24257245576" calcext:value-type="float">
            <text:p>2.2425724558</text:p>
          </table:table-cell>
          <table:table-cell table:formula="of:=[.C16]*[.$I$25]*[.$I$26]" office:value-type="float" office:value="2.24257245576" calcext:value-type="float">
            <text:p>2.2425724558</text:p>
          </table:table-cell>
          <table:table-cell table:formula="of:=[.D16]*[.$I$25]*[.$I$26]" office:value-type="float" office:value="2.08238870892" calcext:value-type="float">
            <text:p>2.0823887089</text:p>
          </table:table-cell>
          <table:table-cell table:formula="of:=[.E16]*[.$I$25]*[.$I$26]" office:value-type="float" office:value="2.146462207656" calcext:value-type="float">
            <text:p>2.1464622077</text:p>
          </table:table-cell>
          <table:table-cell table:formula="of:=[.F16]*[.$I$25]*[.$I$26]" office:value-type="float" office:value="1.92220496208" calcext:value-type="float">
            <text:p>1.9222049621</text:p>
          </table:table-cell>
          <table:table-cell/>
          <table:table-cell office:value-type="string" calcext:value-type="string">
            <text:p>Serpent core sqc diam (cm)</text:p>
          </table:table-cell>
          <table:table-cell table:formula="of:=[.I15]*23" office:value-type="float" office:value="140.208" calcext:value-type="float">
            <text:p>140.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cosity (lb/ft-hr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rpent core sqc radius</text:p>
          </table:table-cell>
          <table:table-cell table:formula="of:=[.I17]/2" office:value-type="float" office:value="70.104" calcext:value-type="float">
            <text:p>70.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 Capacity (Btu/lb-degF)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Width, length (cm)</text:p>
          </table:table-cell>
          <table:table-cell/>
          <table:table-cell table:formula="of:=[.J16]*[.J15]" office:value-type="float" office:value="12.192" calcext:value-type="float">
            <text:p>12.192</text:p>
          </table:table-cell>
          <table:table-cell/>
        </table:table-row>
        <table:table-row table:style-name="ro1">
          <table:table-cell office:value-type="string" calcext:value-type="string">
            <text:p>Thermal Conductivity (Btu/hr^2)</text:p>
          </table:table-cell>
          <table:table-cell table:number-columns-repeated="2" office:value-type="float" office:value="3.21" calcext:value-type="float">
            <text:p>3.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Height (cm)</text:p>
          </table:table-cell>
          <table:table-cell/>
          <table:table-cell table:formula="of:=12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Liquidus temeprature (degF)</text:p>
          </table:table-cell>
          <table:table-cell table:number-columns-repeated="4"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Tot volume (cm^3)</text:p>
          </table:table-cell>
          <table:table-cell/>
          <table:table-cell table:formula="of:=[.J19]^2*[.J20]" office:value-type="float" office:value="1783.738368" calcext:value-type="float">
            <text:p>1783.738368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ower (W)</text:p>
          </table:table-cell>
          <table:table-cell/>
          <table:table-cell table:formula="of:=[.J21]*[.I54]" office:value-type="float" office:value="6999.092066304" calcext:value-type="float">
            <text:p>6999.092066304</text:p>
          </table:table-cell>
          <table:table-cell/>
        </table:table-row>
        <table:table-row table:style-name="ro1">
          <table:table-cell office:value-type="string" calcext:value-type="string">
            <text:p>Isotopic composition, mass %</text:p>
          </table:table-cell>
          <table:table-cell table:number-columns-repeated="6"/>
          <table:table-cell office:value-type="string" calcext:value-type="string">
            <text:p>Power (MW)</text:p>
          </table:table-cell>
          <table:table-cell/>
          <table:table-cell table:formula="of:=[.J22]/10^6" office:value-type="float" office:value="0.006999092066304" calcext:value-type="float">
            <text:p>0.006999092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sotope mass</text:p>
          </table:table-cell>
          <table:table-cell table:number-columns-repeated="6"/>
          <table:table-cell office:value-type="string" calcext:value-type="string">
            <text:p>gm/lb</text:p>
          </table:table-cell>
          <table:table-cell office:value-type="float" office:value="453.592" calcext:value-type="float">
            <text:p>453.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7</text:p>
          </table:table-cell>
          <table:table-cell table:formula="of:=[.B9]*7" office:value-type="float" office:value="5.019" calcext:value-type="float">
            <text:p>5.019</text:p>
          </table:table-cell>
          <table:table-cell table:formula="of:=[.C9]*7" office:value-type="float" office:value="4.9" calcext:value-type="float">
            <text:p>4.9</text:p>
          </table:table-cell>
          <table:table-cell table:formula="of:=[.D9]*7" office:value-type="float" office:value="4.676" calcext:value-type="float">
            <text:p>4.676</text:p>
          </table:table-cell>
          <table:table-cell table:formula="of:=[.E9]*7" office:value-type="float" office:value="4.55" calcext:value-type="float">
            <text:p>4.55</text:p>
          </table:table-cell>
          <table:table-cell table:formula="of:=[.F9]*7" office:value-type="float" office:value="4.62" calcext:value-type="float">
            <text:p>4.62</text:p>
          </table:table-cell>
          <table:table-cell/>
          <table:table-cell office:value-type="string" calcext:value-type="string">
            <text:p>ft3/cm3</text:p>
          </table:table-cell>
          <table:table-cell table:style-name="ce4" office:value-type="float" office:value="0.0000353145" calcext:value-type="float">
            <text:p>3.53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(from LiF)</text:p>
          </table:table-cell>
          <table:table-cell table:formula="of:=[.B9]*19" office:value-type="float" office:value="13.623" calcext:value-type="float">
            <text:p>13.623</text:p>
          </table:table-cell>
          <table:table-cell table:formula="of:=[.C9]*19" office:value-type="float" office:value="13.3" calcext:value-type="float">
            <text:p>13.3</text:p>
          </table:table-cell>
          <table:table-cell table:formula="of:=[.D9]*19" office:value-type="float" office:value="12.692" calcext:value-type="float">
            <text:p>12.692</text:p>
          </table:table-cell>
          <table:table-cell table:formula="of:=[.E9]*19" office:value-type="float" office:value="12.35" calcext:value-type="float">
            <text:p>12.35</text:p>
          </table:table-cell>
          <table:table-cell table:formula="of:=[.F9]*19" office:value-type="float" office:value="12.54" calcext:value-type="float">
            <text:p>12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</text:p>
          </table:table-cell>
          <table:table-cell table:formula="of:=[.B10]*9" office:value-type="float" office:value="1.44" calcext:value-type="float">
            <text:p>1.44</text:p>
          </table:table-cell>
          <table:table-cell table:formula="of:=[.C10]*9" office:value-type="float" office:value="2.124" calcext:value-type="float">
            <text:p>2.124</text:p>
          </table:table-cell>
          <table:table-cell table:formula="of:=[.D10]*9" office:value-type="float" office:value="2.61" calcext:value-type="float">
            <text:p>2.61</text:p>
          </table:table-cell>
          <table:table-cell table:formula="of:=[.E10]*9" office:value-type="float" office:value="2.619" calcext:value-type="float">
            <text:p>2.619</text:p>
          </table:table-cell>
          <table:table-cell table:formula="of:=[.F10]*9" office:value-type="float" office:value="3.06" calcext:value-type="float">
            <text:p>3.06</text:p>
          </table:table-cell>
          <table:table-cell/>
          <table:table-cell office:value-type="string" calcext:value-type="string">
            <text:p>Material &amp; Location</text:p>
          </table:table-cell>
          <table:table-cell office:value-type="string" calcext:value-type="string">
            <text:p>Temp (F)</text:p>
          </table:table-cell>
          <table:table-cell office:value-type="string" calcext:value-type="string">
            <text:p>Temp (K)</text:p>
          </table:table-cell>
          <table:table-cell office:value-type="string" calcext:value-type="string">
            <text:p>Temp (C)</text:p>
          </table:table-cell>
        </table:table-row>
        <table:table-row table:style-name="ro1">
          <table:table-cell office:value-type="string" calcext:value-type="string">
            <text:p>F (from BeF2)</text:p>
          </table:table-cell>
          <table:table-cell table:formula="of:=[.B10]*2*19" office:value-type="float" office:value="6.08" calcext:value-type="float">
            <text:p>6.08</text:p>
          </table:table-cell>
          <table:table-cell table:formula="of:=[.C10]*2*19" office:value-type="float" office:value="8.968" calcext:value-type="float">
            <text:p>8.968</text:p>
          </table:table-cell>
          <table:table-cell table:formula="of:=[.D10]*2*19" office:value-type="float" office:value="11.02" calcext:value-type="float">
            <text:p>11.02</text:p>
          </table:table-cell>
          <table:table-cell table:formula="of:=[.E10]*2*19" office:value-type="float" office:value="11.058" calcext:value-type="float">
            <text:p>11.058</text:p>
          </table:table-cell>
          <table:table-cell table:formula="of:=[.F10]*2*19" office:value-type="float" office:value="12.92" calcext:value-type="float">
            <text:p>12.92</text:p>
          </table:table-cell>
          <table:table-cell/>
          <table:table-cell table:style-name="ce3" office:value-type="string" calcext:value-type="string">
            <text:p>Fuel salt reactor inlet/heatx outlet</text:p>
          </table:table-cell>
          <table:table-cell office:value-type="float" office:value="1175" calcext:value-type="float">
            <text:p>1175</text:p>
          </table:table-cell>
          <table:table-cell table:formula="of:=([.I29]-32)*5/9 + 273.15" office:value-type="float" office:value="908.15" calcext:value-type="float">
            <text:p>908.15</text:p>
          </table:table-cell>
          <table:table-cell table:formula="of:=[.J29]-273" office:value-type="float" office:value="635.15" calcext:value-type="float">
            <text:p>635.15</text:p>
          </table:table-cell>
        </table:table-row>
        <table:table-row table:style-name="ro1">
          <table:table-cell office:value-type="string" calcext:value-type="string">
            <text:p>Zr</text:p>
          </table:table-cell>
          <table:table-cell table:formula="of:=[.B11]*91.224" office:value-type="float" office:value="0" calcext:value-type="float">
            <text:p>0</text:p>
          </table:table-cell>
          <table:table-cell table:formula="of:=[.C11]*91.224" office:value-type="float" office:value="4.5612" calcext:value-type="float">
            <text:p>4.5612</text:p>
          </table:table-cell>
          <table:table-cell table:formula="of:=[.D11]*91.224" office:value-type="float" office:value="3.64896" calcext:value-type="float">
            <text:p>3.64896</text:p>
          </table:table-cell>
          <table:table-cell table:formula="of:=[.E11]*91.224" office:value-type="float" office:value="4.5612" calcext:value-type="float">
            <text:p>4.5612</text:p>
          </table:table-cell>
          <table:table-cell table:formula="of:=[.F11]*91.224" office:value-type="float" office:value="0" calcext:value-type="float">
            <text:p>0</text:p>
          </table:table-cell>
          <table:table-cell/>
          <table:table-cell office:value-type="string" calcext:value-type="string">
            <text:p>Fuel sat reactor average outlet/heatx inlet</text:p>
          </table:table-cell>
          <table:table-cell office:value-type="float" office:value="1225" calcext:value-type="float">
            <text:p>1225</text:p>
          </table:table-cell>
          <table:table-cell table:formula="of:=([.I30]-32)*5/9 + 273.15" office:value-type="float" office:value="935.927777777778" calcext:value-type="float">
            <text:p>935.9277777778</text:p>
          </table:table-cell>
          <table:table-cell table:formula="of:=[.J30]-273" office:value-type="float" office:value="662.927777777778" calcext:value-type="float">
            <text:p>662.9277777778</text:p>
          </table:table-cell>
        </table:table-row>
        <table:table-row table:style-name="ro1">
          <table:table-cell office:value-type="string" calcext:value-type="string">
            <text:p>F (from ZrF4)</text:p>
          </table:table-cell>
          <table:table-cell table:formula="of:=[.B11]*4*19" office:value-type="float" office:value="0" calcext:value-type="float">
            <text:p>0</text:p>
          </table:table-cell>
          <table:table-cell table:formula="of:=[.C11]*4*19" office:value-type="float" office:value="3.8" calcext:value-type="float">
            <text:p>3.8</text:p>
          </table:table-cell>
          <table:table-cell table:formula="of:=[.D11]*4*19" office:value-type="float" office:value="3.04" calcext:value-type="float">
            <text:p>3.04</text:p>
          </table:table-cell>
          <table:table-cell table:formula="of:=[.E11]*4*19" office:value-type="float" office:value="3.8" calcext:value-type="float">
            <text:p>3.8</text:p>
          </table:table-cell>
          <table:table-cell table:formula="of:=[.F11]*4*19" office:value-type="float" office:value="0" calcext:value-type="float">
            <text:p>0</text:p>
          </table:table-cell>
          <table:table-cell/>
          <table:table-cell office:value-type="string" calcext:value-type="string">
            <text:p>Fuel salt reactor max outlet</text:p>
          </table:table-cell>
          <table:table-cell office:value-type="float" office:value="1260" calcext:value-type="float">
            <text:p>1260</text:p>
          </table:table-cell>
          <table:table-cell table:formula="of:=([.I31]-32)*5/9 + 273.15" office:value-type="float" office:value="955.372222222222" calcext:value-type="float">
            <text:p>955.3722222222</text:p>
          </table:table-cell>
          <table:table-cell table:formula="of:=[.J31]-273" office:value-type="float" office:value="682.372222222222" calcext:value-type="float">
            <text:p>682.3722222222</text:p>
          </table:table-cell>
        </table:table-row>
        <table:table-row table:style-name="ro1">
          <table:table-cell office:value-type="string" calcext:value-type="string">
            <text:p>Th232</text:p>
          </table:table-cell>
          <table:table-cell table:formula="of:=[.B12]*232" office:value-type="float" office:value="27.84" calcext:value-type="float">
            <text:p>27.84</text:p>
          </table:table-cell>
          <table:table-cell table:formula="of:=[.C12]*232" office:value-type="float" office:value="2.32" calcext:value-type="float">
            <text:p>2.32</text:p>
          </table:table-cell>
          <table:table-cell table:formula="of:=[.D12]*232" office:value-type="float" office:value="0" calcext:value-type="float">
            <text:p>0</text:p>
          </table:table-cell>
          <table:table-cell table:formula="of:=[.E12]*232" office:value-type="float" office:value="0" calcext:value-type="float">
            <text:p>0</text:p>
          </table:table-cell>
          <table:table-cell table:formula="of:=[.F12]*232" office:value-type="float" office:value="0" calcext:value-type="float">
            <text:p>0</text:p>
          </table:table-cell>
          <table:table-cell/>
          <table:table-cell office:value-type="string" calcext:value-type="string">
            <text:p>Graphite core average</text:p>
          </table:table-cell>
          <table:table-cell office:value-type="float" office:value="1255" calcext:value-type="float">
            <text:p>1255</text:p>
          </table:table-cell>
          <table:table-cell table:formula="of:=([.I32]-32)*5/9 + 273.15" office:value-type="float" office:value="952.594444444445" calcext:value-type="float">
            <text:p>952.5944444444</text:p>
          </table:table-cell>
          <table:table-cell table:formula="of:=[.J32]-273" office:value-type="float" office:value="679.594444444444" calcext:value-type="float">
            <text:p>679.5944444444</text:p>
          </table:table-cell>
        </table:table-row>
        <table:table-row table:style-name="ro1">
          <table:table-cell office:value-type="string" calcext:value-type="string">
            <text:p>F (from ThF4)</text:p>
          </table:table-cell>
          <table:table-cell table:formula="of:=[.B12]*4*19" office:value-type="float" office:value="9.12" calcext:value-type="float">
            <text:p>9.12</text:p>
          </table:table-cell>
          <table:table-cell table:formula="of:=[.C12]*4*19" office:value-type="float" office:value="0.76" calcext:value-type="float">
            <text:p>0.76</text:p>
          </table:table-cell>
          <table:table-cell table:formula="of:=[.D12]*4*19" office:value-type="float" office:value="0" calcext:value-type="float">
            <text:p>0</text:p>
          </table:table-cell>
          <table:table-cell table:formula="of:=[.E12]*4*19" office:value-type="float" office:value="0" calcext:value-type="float">
            <text:p>0</text:p>
          </table:table-cell>
          <table:table-cell table:formula="of:=[.F12]*4*19" office:value-type="float" office:value="0" calcext:value-type="float">
            <text:p>0</text:p>
          </table:table-cell>
          <table:table-cell/>
          <table:table-cell office:value-type="string" calcext:value-type="string">
            <text:p>Graphite core maximum</text:p>
          </table:table-cell>
          <table:table-cell office:value-type="float" office:value="1300" calcext:value-type="float">
            <text:p>1300</text:p>
          </table:table-cell>
          <table:table-cell table:formula="of:=([.I33]-32)*5/9 + 273.15" office:value-type="float" office:value="977.594444444445" calcext:value-type="float">
            <text:p>977.5944444444</text:p>
          </table:table-cell>
          <table:table-cell table:formula="of:=[.J33]-273" office:value-type="float" office:value="704.594444444444" calcext:value-type="float">
            <text:p>704.5944444444</text:p>
          </table:table-cell>
        </table:table-row>
        <table:table-row table:style-name="ro1">
          <table:table-cell office:value-type="string" calcext:value-type="string">
            <text:p>U233</text:p>
          </table:table-cell>
          <table:table-cell table:formula="of:=[.B13]*1*233" office:value-type="float" office:value="0.699" calcext:value-type="float">
            <text:p>0.6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uel max</text:p>
          </table:table-cell>
          <table:table-cell table:formula="of:=([.J34]-273)*9/5 + 32" office:value-type="float" office:value="1440.27" calcext:value-type="float">
            <text:p>1440.27</text:p>
          </table:table-cell>
          <table:table-cell table:formula="of:=[.J31]+100" office:value-type="float" office:value="1055.37222222222" calcext:value-type="float">
            <text:p>1055.3722222222</text:p>
          </table:table-cell>
          <table:table-cell table:formula="of:=[.J34]-273" office:value-type="float" office:value="782.372222222222" calcext:value-type="float">
            <text:p>782.3722222222</text:p>
          </table:table-cell>
        </table:table-row>
        <table:table-row table:style-name="ro1">
          <table:table-cell office:value-type="string" calcext:value-type="string">
            <text:p>U235</text:p>
          </table:table-cell>
          <table:table-cell office:value-type="float" office:value="0" calcext:value-type="float">
            <text:p>0</text:p>
          </table:table-cell>
          <table:table-cell table:formula="of:=[.C13]*0.93*235" office:value-type="float" office:value="0.8742" calcext:value-type="float">
            <text:p>0.8742</text:p>
          </table:table-cell>
          <table:table-cell table:formula="of:=[.D13]*0.93*235" office:value-type="float" office:value="0.4371" calcext:value-type="float">
            <text:p>0.4371</text:p>
          </table:table-cell>
          <table:table-cell table:formula="of:=[.E13]*0.35*235" office:value-type="float" office:value="0.74025" calcext:value-type="float">
            <text:p>0.74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uel min</text:p>
          </table:table-cell>
          <table:table-cell table:formula="of:=[.I40]" office:value-type="float" office:value="1025" calcext:value-type="float">
            <text:p>1025</text:p>
          </table:table-cell>
          <table:table-cell table:formula="of:=[.J40]" office:value-type="float" office:value="824.816666666667" calcext:value-type="float">
            <text:p>824.8166666667</text:p>
          </table:table-cell>
          <table:table-cell table:formula="of:=[.J35]-273" office:value-type="float" office:value="551.816666666667" calcext:value-type="float">
            <text:p>551.8166666667</text:p>
          </table:table-cell>
        </table:table-row>
        <table:table-row table:style-name="ro1">
          <table:table-cell office:value-type="string" calcext:value-type="string">
            <text:p>U238</text:p>
          </table:table-cell>
          <table:table-cell office:value-type="float" office:value="0" calcext:value-type="float">
            <text:p>0</text:p>
          </table:table-cell>
          <table:table-cell table:formula="of:=[.C13]*0.07*238" office:value-type="float" office:value="0.06664" calcext:value-type="float">
            <text:p>0.06664</text:p>
          </table:table-cell>
          <table:table-cell table:formula="of:=[.D13]*0.07*238" office:value-type="float" office:value="0.03332" calcext:value-type="float">
            <text:p>0.03332</text:p>
          </table:table-cell>
          <table:table-cell table:formula="of:=[.E13]*0.65*238" office:value-type="float" office:value="1.3923" calcext:value-type="float">
            <text:p>1.3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aphite max</text:p>
          </table:table-cell>
          <table:table-cell table:formula="of:=[.I34]+60" office:value-type="float" office:value="1500.27" calcext:value-type="float">
            <text:p>1500.27</text:p>
          </table:table-cell>
          <table:table-cell table:formula="of:=([.I36]-32)*5/9 + 273.15" office:value-type="float" office:value="1088.85555555556" calcext:value-type="float">
            <text:p>1088.8555555556</text:p>
          </table:table-cell>
          <table:table-cell table:formula="of:=[.J36]-273" office:value-type="float" office:value="815.855555555556" calcext:value-type="float">
            <text:p>815.8555555556</text:p>
          </table:table-cell>
        </table:table-row>
        <table:table-row table:style-name="ro1">
          <table:table-cell office:value-type="string" calcext:value-type="string">
            <text:p>F (from UF4)</text:p>
          </table:table-cell>
          <table:table-cell table:formula="of:=[.B13]*4*19" office:value-type="float" office:value="0.228" calcext:value-type="float">
            <text:p>0.228</text:p>
          </table:table-cell>
          <table:table-cell table:formula="of:=[.C13]*4*19" office:value-type="float" office:value="0.304" calcext:value-type="float">
            <text:p>0.304</text:p>
          </table:table-cell>
          <table:table-cell table:formula="of:=[.D13]*4*19" office:value-type="float" office:value="0.152" calcext:value-type="float">
            <text:p>0.152</text:p>
          </table:table-cell>
          <table:table-cell table:formula="of:=[.E13]*4*19" office:value-type="float" office:value="0.684" calcext:value-type="float">
            <text:p>0.684</text:p>
          </table:table-cell>
          <table:table-cell table:formula="of:=[.F13]*4*19" office:value-type="float" office:value="0" calcext:value-type="float">
            <text:p>0</text:p>
          </table:table-cell>
          <table:table-cell/>
          <table:table-cell office:value-type="string" calcext:value-type="string">
            <text:p>Graphite min</text:p>
          </table:table-cell>
          <table:table-cell table:formula="of:=[.I35]+60" office:value-type="float" office:value="1085" calcext:value-type="float">
            <text:p>1085</text:p>
          </table:table-cell>
          <table:table-cell table:formula="of:=([.I37]-32)*5/9 + 273.15" office:value-type="float" office:value="858.15" calcext:value-type="float">
            <text:p>858.15</text:p>
          </table:table-cell>
          <table:table-cell table:formula="of:=[.J37]-273" office:value-type="float" office:value="585.15" calcext:value-type="float">
            <text:p>585.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 mass</text:p>
          </table:table-cell>
          <table:table-cell table:number-columns-repeated="6"/>
          <table:table-cell office:value-type="string" calcext:value-type="string">
            <text:p>FLiBe boiling point</text:p>
          </table:table-cell>
          <table:table-cell table:formula="of:=([.J39]-273)*9/5 + 32" office:value-type="float" office:value="2606" calcext:value-type="float">
            <text:p>2606</text:p>
          </table:table-cell>
          <table:table-cell office:value-type="float" office:value="1703" calcext:value-type="float">
            <text:p>1703</text:p>
          </table:table-cell>
          <table:table-cell table:formula="of:=[.J39]-273"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Li7</text:p>
          </table:table-cell>
          <table:table-cell table:formula="of:=[.B26]" office:value-type="float" office:value="5.019" calcext:value-type="float">
            <text:p>5.019</text:p>
          </table:table-cell>
          <table:table-cell table:formula="of:=[.C26]" office:value-type="float" office:value="4.9" calcext:value-type="float">
            <text:p>4.9</text:p>
          </table:table-cell>
          <table:table-cell table:formula="of:=[.D26]" office:value-type="float" office:value="4.676" calcext:value-type="float">
            <text:p>4.676</text:p>
          </table:table-cell>
          <table:table-cell table:formula="of:=[.E26]" office:value-type="float" office:value="4.55" calcext:value-type="float">
            <text:p>4.55</text:p>
          </table:table-cell>
          <table:table-cell table:formula="of:=[.F26]" office:value-type="float" office:value="4.62" calcext:value-type="float">
            <text:p>4.62</text:p>
          </table:table-cell>
          <table:table-cell/>
          <table:table-cell office:value-type="string" calcext:value-type="string">
            <text:p>Coolant salt heatx inlet</text:p>
          </table:table-cell>
          <table:table-cell office:value-type="float" office:value="1025" calcext:value-type="float">
            <text:p>1025</text:p>
          </table:table-cell>
          <table:table-cell table:formula="of:=([.I40]-32)*5/9 + 273.15" office:value-type="float" office:value="824.816666666667" calcext:value-type="float">
            <text:p>824.8166666667</text:p>
          </table:table-cell>
          <table:table-cell table:formula="of:=[.H40]-273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SUM([.B27];[.B29];[.B31];[.B33];[.B37])" office:value-type="float" office:value="29.051" calcext:value-type="float">
            <text:p>29.051</text:p>
          </table:table-cell>
          <table:table-cell table:formula="of:=SUM([.C27];[.C29];[.C31];[.C33];[.C37])" office:value-type="float" office:value="27.132" calcext:value-type="float">
            <text:p>27.132</text:p>
          </table:table-cell>
          <table:table-cell table:formula="of:=SUM([.D27];[.D29];[.D31];[.D33];[.D37])" office:value-type="float" office:value="26.904" calcext:value-type="float">
            <text:p>26.904</text:p>
          </table:table-cell>
          <table:table-cell table:formula="of:=SUM([.E27];[.E29];[.E31];[.E33];[.E37])" office:value-type="float" office:value="27.892" calcext:value-type="float">
            <text:p>27.892</text:p>
          </table:table-cell>
          <table:table-cell table:formula="of:=SUM([.F27];[.F29];[.F31];[.F33];[.F37])" office:value-type="float" office:value="25.46" calcext:value-type="float">
            <text:p>25.46</text:p>
          </table:table-cell>
          <table:table-cell/>
          <table:table-cell office:value-type="string" calcext:value-type="string">
            <text:p>Coolant salt heatx outlet</text:p>
          </table:table-cell>
          <table:table-cell office:value-type="float" office:value="1100" calcext:value-type="float">
            <text:p>1100</text:p>
          </table:table-cell>
          <table:table-cell table:formula="of:=([.I41]-32)*5/9 + 273.15" office:value-type="float" office:value="866.483333333333" calcext:value-type="float">
            <text:p>866.4833333333</text:p>
          </table:table-cell>
          <table:table-cell table:formula="of:=[.H41]-273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[.B28]" office:value-type="float" office:value="1.44" calcext:value-type="float">
            <text:p>1.44</text:p>
          </table:table-cell>
          <table:table-cell table:formula="of:=[.C28]" office:value-type="float" office:value="2.124" calcext:value-type="float">
            <text:p>2.124</text:p>
          </table:table-cell>
          <table:table-cell table:formula="of:=[.D28]" office:value-type="float" office:value="2.61" calcext:value-type="float">
            <text:p>2.61</text:p>
          </table:table-cell>
          <table:table-cell table:formula="of:=[.E28]" office:value-type="float" office:value="2.619" calcext:value-type="float">
            <text:p>2.619</text:p>
          </table:table-cell>
          <table:table-cell table:formula="of:=[.F28]" office:value-type="float" office:value="3.06" calcext:value-type="float">
            <text:p>3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r</text:p>
          </table:table-cell>
          <table:table-cell table:formula="of:=[.B30]" office:value-type="float" office:value="0" calcext:value-type="float">
            <text:p>0</text:p>
          </table:table-cell>
          <table:table-cell table:formula="of:=[.C30]" office:value-type="float" office:value="4.5612" calcext:value-type="float">
            <text:p>4.5612</text:p>
          </table:table-cell>
          <table:table-cell table:formula="of:=[.D30]" office:value-type="float" office:value="3.64896" calcext:value-type="float">
            <text:p>3.64896</text:p>
          </table:table-cell>
          <table:table-cell table:formula="of:=[.E30]" office:value-type="float" office:value="4.5612" calcext:value-type="float">
            <text:p>4.5612</text:p>
          </table:table-cell>
          <table:table-cell table:formula="of:=[.F30]" office:value-type="float" office:value="0" calcext:value-type="float">
            <text:p>0</text:p>
          </table:table-cell>
          <table:table-cell/>
          <table:table-cell office:value-type="string" calcext:value-type="string">
            <text:p>FLiBe temperature (K)</text:p>
          </table:table-cell>
          <table:table-cell office:value-type="string" calcext:value-type="string">
            <text:p>Density (Function from Serrano-Lopez) (kg-m^3)</text:p>
          </table:table-cell>
          <table:table-cell office:value-type="string" calcext:value-type="string">
            <text:p>Density (g/cm^3)</text:p>
          </table:table-cell>
          <table:table-cell office:value-type="string" calcext:value-type="string">
            <text:p>Density (function from Cammi for MSBR) (kg/m^3)</text:p>
          </table:table-cell>
        </table:table-row>
        <table:table-row table:style-name="ro1">
          <table:table-cell office:value-type="string" calcext:value-type="string">
            <text:p>Th232</text:p>
          </table:table-cell>
          <table:table-cell table:formula="of:=[.B32]" office:value-type="float" office:value="27.84" calcext:value-type="float">
            <text:p>27.84</text:p>
          </table:table-cell>
          <table:table-cell table:formula="of:=[.C32]" office:value-type="float" office:value="2.32" calcext:value-type="float">
            <text:p>2.32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0" calcext:value-type="float">
            <text:p>0</text:p>
          </table:table-cell>
          <table:table-cell/>
          <table:table-cell office:value-type="float" office:value="922" calcext:value-type="float">
            <text:p>922</text:p>
          </table:table-cell>
          <table:table-cell table:formula="of:=2413-0.4884*[.H44]" office:value-type="float" office:value="1962.6952" calcext:value-type="float">
            <text:p>1962.6952</text:p>
          </table:table-cell>
          <table:table-cell table:formula="of:=[.I44]/1000" office:value-type="float" office:value="1.9626952" calcext:value-type="float">
            <text:p>1.9626952</text:p>
          </table:table-cell>
          <table:table-cell table:formula="of:=3374*(1-0.00019857*([.H44]-839))" office:value-type="float" office:value="3318.39206006" calcext:value-type="float">
            <text:p>3318.39206006</text:p>
          </table:table-cell>
        </table:table-row>
        <table:table-row table:style-name="ro1">
          <table:table-cell office:value-type="string" calcext:value-type="string">
            <text:p>U233</text:p>
          </table:table-cell>
          <table:table-cell table:formula="of:=[.B34]" office:value-type="float" office:value="0.699" calcext:value-type="float">
            <text:p>0.699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/>
          <table:table-cell office:value-type="float" office:value="824" calcext:value-type="float">
            <text:p>824</text:p>
          </table:table-cell>
          <table:table-cell table:formula="of:=2413-0.4884*[.H45]" office:value-type="float" office:value="2010.5584" calcext:value-type="float">
            <text:p>2010.5584</text:p>
          </table:table-cell>
          <table:table-cell table:formula="of:=[.I45]/1000" office:value-type="float" office:value="2.0105584" calcext:value-type="float">
            <text:p>2.0105584</text:p>
          </table:table-cell>
          <table:table-cell/>
        </table:table-row>
        <table:table-row table:style-name="ro1">
          <table:table-cell office:value-type="string" calcext:value-type="string">
            <text:p>U235</text:p>
          </table:table-cell>
          <table:table-cell table:formula="of:=[.B35]" office:value-type="float" office:value="0" calcext:value-type="float">
            <text:p>0</text:p>
          </table:table-cell>
          <table:table-cell table:formula="of:=[.C35]" office:value-type="float" office:value="0.8742" calcext:value-type="float">
            <text:p>0.8742</text:p>
          </table:table-cell>
          <table:table-cell table:formula="of:=[.D35]" office:value-type="float" office:value="0.4371" calcext:value-type="float">
            <text:p>0.4371</text:p>
          </table:table-cell>
          <table:table-cell table:formula="of:=[.E35]" office:value-type="float" office:value="0.74025" calcext:value-type="float">
            <text:p>0.74025</text:p>
          </table:table-cell>
          <table:table-cell table:formula="of:=[.F35]" office:value-type="float" office:value="0" calcext:value-type="float">
            <text:p>0</text:p>
          </table:table-cell>
          <table:table-cell/>
          <table:table-cell table:formula="of:=[.H45]+50" office:value-type="float" office:value="874" calcext:value-type="float">
            <text:p>874</text:p>
          </table:table-cell>
          <table:table-cell table:formula="of:=2413-0.4884*[.H46]" office:value-type="float" office:value="1986.1384" calcext:value-type="float">
            <text:p>1986.1384</text:p>
          </table:table-cell>
          <table:table-cell table:formula="of:=[.I46]/1000" office:value-type="float" office:value="1.9861384" calcext:value-type="float">
            <text:p>1.9861384</text:p>
          </table:table-cell>
          <table:table-cell/>
        </table:table-row>
        <table:table-row table:style-name="ro1">
          <table:table-cell office:value-type="string" calcext:value-type="string">
            <text:p>U238</text:p>
          </table:table-cell>
          <table:table-cell table:formula="of:=[.B36]" office:value-type="float" office:value="0" calcext:value-type="float">
            <text:p>0</text:p>
          </table:table-cell>
          <table:table-cell table:formula="of:=[.C36]" office:value-type="float" office:value="0.06664" calcext:value-type="float">
            <text:p>0.06664</text:p>
          </table:table-cell>
          <table:table-cell table:formula="of:=[.D36]" office:value-type="float" office:value="0.03332" calcext:value-type="float">
            <text:p>0.03332</text:p>
          </table:table-cell>
          <table:table-cell table:formula="of:=[.E36]" office:value-type="float" office:value="1.3923" calcext:value-type="float">
            <text:p>1.3923</text:p>
          </table:table-cell>
          <table:table-cell table:formula="of:=[.F36]" office:value-type="float" office:value="0" calcext:value-type="float">
            <text:p>0</text:p>
          </table:table-cell>
          <table:table-cell/>
          <table:table-cell table:formula="of:=[.H46]+50" office:value-type="float" office:value="924" calcext:value-type="float">
            <text:p>924</text:p>
          </table:table-cell>
          <table:table-cell table:formula="of:=2413-0.4884*[.H47]" office:value-type="float" office:value="1961.7184" calcext:value-type="float">
            <text:p>1961.7184</text:p>
          </table:table-cell>
          <table:table-cell table:formula="of:=[.I47]/1000" office:value-type="float" office:value="1.9617184" calcext:value-type="float">
            <text:p>1.961718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0:.B47])" office:value-type="float" office:value="64.049" calcext:value-type="float">
            <text:p>64.049</text:p>
          </table:table-cell>
          <table:table-cell table:formula="of:=SUM([.C40:.C47])" office:value-type="float" office:value="41.97804" calcext:value-type="float">
            <text:p>41.97804</text:p>
          </table:table-cell>
          <table:table-cell table:formula="of:=SUM([.D40:.D47])" office:value-type="float" office:value="38.30938" calcext:value-type="float">
            <text:p>38.30938</text:p>
          </table:table-cell>
          <table:table-cell table:formula="of:=SUM([.E40:.E47])" office:value-type="float" office:value="41.75475" calcext:value-type="float">
            <text:p>41.75475</text:p>
          </table:table-cell>
          <table:table-cell table:formula="of:=SUM([.F40:.F47])" office:value-type="float" office:value="33.14" calcext:value-type="float">
            <text:p>33.14</text:p>
          </table:table-cell>
          <table:table-cell/>
          <table:table-cell table:formula="of:=[.H47]+50" office:value-type="float" office:value="974" calcext:value-type="float">
            <text:p>974</text:p>
          </table:table-cell>
          <table:table-cell table:formula="of:=2413-0.4884*[.H48]" office:value-type="float" office:value="1937.2984" calcext:value-type="float">
            <text:p>1937.2984</text:p>
          </table:table-cell>
          <table:table-cell table:formula="of:=[.I48]/1000" office:value-type="float" office:value="1.9372984" calcext:value-type="float">
            <text:p>1.9372984</text:p>
          </table:table-cell>
          <table:table-cell/>
        </table:table-row>
        <table:table-row table:style-name="ro1">
          <table:table-cell table:number-columns-repeated="7"/>
          <table:table-cell table:formula="of:=[.H48]+50" office:value-type="float" office:value="1024" calcext:value-type="float">
            <text:p>1024</text:p>
          </table:table-cell>
          <table:table-cell table:formula="of:=2413-0.4884*[.H49]" office:value-type="float" office:value="1912.8784" calcext:value-type="float">
            <text:p>1912.8784</text:p>
          </table:table-cell>
          <table:table-cell table:formula="of:=[.I49]/1000" office:value-type="float" office:value="1.9128784" calcext:value-type="float">
            <text:p>1.9128784</text:p>
          </table:table-cell>
          <table:table-cell/>
        </table:table-row>
        <table:table-row table:style-name="ro1">
          <table:table-cell office:value-type="string" calcext:value-type="string">
            <text:p>Mass fraction</text:p>
          </table:table-cell>
          <table:table-cell table:number-columns-repeated="6"/>
          <table:table-cell table:formula="of:=[.H49]+50" office:value-type="float" office:value="1074" calcext:value-type="float">
            <text:p>1074</text:p>
          </table:table-cell>
          <table:table-cell table:formula="of:=2413-0.4884*[.H50]" office:value-type="float" office:value="1888.4584" calcext:value-type="float">
            <text:p>1888.4584</text:p>
          </table:table-cell>
          <table:table-cell table:formula="of:=[.I50]/1000" office:value-type="float" office:value="1.8884584" calcext:value-type="float">
            <text:p>1.8884584</text:p>
          </table:table-cell>
          <table:table-cell/>
        </table:table-row>
        <table:table-row table:style-name="ro1">
          <table:table-cell office:value-type="string" calcext:value-type="string">
            <text:p>Li7</text:p>
          </table:table-cell>
          <table:table-cell table:formula="of:=[.B40]/[.B$48]" office:value-type="float" office:value="0.078361879186248" calcext:value-type="float">
            <text:p>0.0783618792</text:p>
          </table:table-cell>
          <table:table-cell table:formula="of:=[.C40]/[.C$48]" office:value-type="float" office:value="0.116727698577637" calcext:value-type="float">
            <text:p>0.1167276986</text:p>
          </table:table-cell>
          <table:table-cell table:formula="of:=[.D40]/[.D$48]" office:value-type="float" office:value="0.122058879574663" calcext:value-type="float">
            <text:p>0.1220588796</text:p>
          </table:table-cell>
          <table:table-cell table:formula="of:=[.E40]/[.E$48]" office:value-type="float" office:value="0.108969638184877" calcext:value-type="float">
            <text:p>0.1089696382</text:p>
          </table:table-cell>
          <table:table-cell table:formula="of:=[.F40]/[.F$48]" office:value-type="float" office:value="0.139408569704285" calcext:value-type="float">
            <text:p>0.13940856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formula="of:=[.B41]/[.B$48]" office:value-type="float" office:value="0.45357460694156" calcext:value-type="float">
            <text:p>0.4535746069</text:p>
          </table:table-cell>
          <table:table-cell table:formula="of:=[.C41]/[.C$48]" office:value-type="float" office:value="0.646337942409888" calcext:value-type="float">
            <text:p>0.6463379424</text:p>
          </table:table-cell>
          <table:table-cell table:formula="of:=[.D41]/[.D$48]" office:value-type="float" office:value="0.702282313104519" calcext:value-type="float">
            <text:p>0.7022823131</text:p>
          </table:table-cell>
          <table:table-cell table:formula="of:=[.E41]/[.E$48]" office:value-type="float" office:value="0.667995856758812" calcext:value-type="float">
            <text:p>0.6679958568</text:p>
          </table:table-cell>
          <table:table-cell table:formula="of:=[.F41]/[.F$48]" office:value-type="float" office:value="0.768255884127942" calcext:value-type="float">
            <text:p>0.7682558841</text:p>
          </table:table-cell>
          <table:table-cell/>
          <table:table-cell office:value-type="string" calcext:value-type="string">
            <text:p>MSRE power (MW)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table:formula="of:=[.B42]/[.B$48]" office:value-type="float" office:value="0.0224827866164967" calcext:value-type="float">
            <text:p>0.0224827866</text:p>
          </table:table-cell>
          <table:table-cell table:formula="of:=[.C42]/[.C$48]" office:value-type="float" office:value="0.0505978840365105" calcext:value-type="float">
            <text:p>0.050597884</text:p>
          </table:table-cell>
          <table:table-cell table:formula="of:=[.D42]/[.D$48]" office:value-type="float" office:value="0.068129528590648" calcext:value-type="float">
            <text:p>0.0681295286</text:p>
          </table:table-cell>
          <table:table-cell table:formula="of:=[.E42]/[.E$48]" office:value-type="float" office:value="0.0627234027266359" calcext:value-type="float">
            <text:p>0.0627234027</text:p>
          </table:table-cell>
          <table:table-cell table:formula="of:=[.F42]/[.F$48]" office:value-type="float" office:value="0.0923355461677731" calcext:value-type="float">
            <text:p>0.0923355462</text:p>
          </table:table-cell>
          <table:table-cell/>
          <table:table-cell office:value-type="string" calcext:value-type="string">
            <text:p>MSRE core volume (ft3)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table:formula="of:=[.B43]/[.B$48]" office:value-type="float" office:value="0" calcext:value-type="float">
            <text:p>0</text:p>
          </table:table-cell>
          <table:table-cell table:formula="of:=[.C43]/[.C$48]" office:value-type="float" office:value="0.108656811990269" calcext:value-type="float">
            <text:p>0.108656812</text:p>
          </table:table-cell>
          <table:table-cell table:formula="of:=[.D43]/[.D$48]" office:value-type="float" office:value="0.0952497795579046" calcext:value-type="float">
            <text:p>0.0952497796</text:p>
          </table:table-cell>
          <table:table-cell table:formula="of:=[.E43]/[.E$48]" office:value-type="float" office:value="0.109237871140409" calcext:value-type="float">
            <text:p>0.1092378711</text:p>
          </table:table-cell>
          <table:table-cell table:formula="of:=[.F43]/[.F$48]" office:value-type="float" office:value="0" calcext:value-type="float">
            <text:p>0</text:p>
          </table:table-cell>
          <table:table-cell/>
          <table:table-cell office:value-type="string" calcext:value-type="string">
            <text:p>Power density (W/cm3)</text:p>
          </table:table-cell>
          <table:table-cell table:formula="of:=[.I52]*10^6/[.I53]*[.I26]" office:value-type="float" office:value="3.92383333333333" calcext:value-type="float">
            <text:p>3.923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232</text:p>
          </table:table-cell>
          <table:table-cell table:formula="of:=[.B44]/[.B$48]" office:value-type="float" office:value="0.434667207918937" calcext:value-type="float">
            <text:p>0.4346672079</text:p>
          </table:table-cell>
          <table:table-cell table:formula="of:=[.C44]/[.C$48]" office:value-type="float" office:value="0.055266991979616" calcext:value-type="float">
            <text:p>0.055266992</text:p>
          </table:table-cell>
          <table:table-cell table:formula="of:=[.D44]/[.D$48]" office:value-type="float" office:value="0" calcext:value-type="float">
            <text:p>0</text:p>
          </table:table-cell>
          <table:table-cell table:formula="of:=[.E44]/[.E$48]" office:value-type="float" office:value="0" calcext:value-type="float">
            <text:p>0</text:p>
          </table:table-cell>
          <table:table-cell table:formula="of:=[.F44]/[.F$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3</text:p>
          </table:table-cell>
          <table:table-cell table:formula="of:=[.B45]/[.B$48]" office:value-type="float" office:value="0.0109135193367578" calcext:value-type="float">
            <text:p>0.0109135193</text:p>
          </table:table-cell>
          <table:table-cell table:formula="of:=[.C45]/[.C$48]" office:value-type="float" office:value="0" calcext:value-type="float">
            <text:p>0</text:p>
          </table:table-cell>
          <table:table-cell table:formula="of:=[.D45]/[.D$48]" office:value-type="float" office:value="0" calcext:value-type="float">
            <text:p>0</text:p>
          </table:table-cell>
          <table:table-cell table:formula="of:=[.E45]/[.E$48]" office:value-type="float" office:value="0" calcext:value-type="float">
            <text:p>0</text:p>
          </table:table-cell>
          <table:table-cell table:formula="of:=[.F45]/[.F$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5</text:p>
          </table:table-cell>
          <table:table-cell table:formula="of:=[.B46]/[.B$48]" office:value-type="float" office:value="0" calcext:value-type="float">
            <text:p>0</text:p>
          </table:table-cell>
          <table:table-cell table:formula="of:=[.C46]/[.C$48]" office:value-type="float" office:value="0.0208251743054225" calcext:value-type="float">
            <text:p>0.0208251743</text:p>
          </table:table-cell>
          <table:table-cell table:formula="of:=[.D46]/[.D$48]" office:value-type="float" office:value="0.0114097382938591" calcext:value-type="float">
            <text:p>0.0114097383</text:p>
          </table:table-cell>
          <table:table-cell table:formula="of:=[.E46]/[.E$48]" office:value-type="float" office:value="0.0177285219046935" calcext:value-type="float">
            <text:p>0.0177285219</text:p>
          </table:table-cell>
          <table:table-cell table:formula="of:=[.F46]/[.F$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8</text:p>
          </table:table-cell>
          <table:table-cell table:formula="of:=[.B47]/[.B$48]" office:value-type="float" office:value="0" calcext:value-type="float">
            <text:p>0</text:p>
          </table:table-cell>
          <table:table-cell table:formula="of:=[.C47]/[.C$48]" office:value-type="float" office:value="0.00158749670065587" calcext:value-type="float">
            <text:p>0.0015874967</text:p>
          </table:table-cell>
          <table:table-cell table:formula="of:=[.D47]/[.D$48]" office:value-type="float" office:value="0.000869760878406281" calcext:value-type="float">
            <text:p>0.0008697609</text:p>
          </table:table-cell>
          <table:table-cell table:formula="of:=[.E47]/[.E$48]" office:value-type="float" office:value="0.0333447092845724" calcext:value-type="float">
            <text:p>0.0333447093</text:p>
          </table:table-cell>
          <table:table-cell table:formula="of:=[.F47]/[.F$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1:.B58])" office:value-type="float" office:value="1" calcext:value-type="float">
            <text:p>1</text:p>
          </table:table-cell>
          <table:table-cell table:formula="of:=SUM([.C51:.C58])" office:value-type="float" office:value="1" calcext:value-type="float">
            <text:p>1</text:p>
          </table:table-cell>
          <table:table-cell table:formula="of:=SUM([.D51:.D58])" office:value-type="float" office:value="1" calcext:value-type="float">
            <text:p>1</text:p>
          </table:table-cell>
          <table:table-cell table:formula="of:=SUM([.E51:.E58])" office:value-type="float" office:value="1" calcext:value-type="float">
            <text:p>1</text:p>
          </table:table-cell>
          <table:table-cell table:formula="of:=SUM([.F51:.F5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 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7</text:p>
          </table:table-cell>
          <table:table-cell table:style-name="ce1" table:formula="of:=[.B51]*100" office:value-type="float" office:value="7.8361879186248" calcext:value-type="float">
            <text:p>7.84</text:p>
          </table:table-cell>
          <table:table-cell table:style-name="ce1" table:formula="of:=[.C51]*100" office:value-type="float" office:value="11.6727698577637" calcext:value-type="float">
            <text:p>11.67</text:p>
          </table:table-cell>
          <table:table-cell table:style-name="ce1" table:formula="of:=[.D51]*100" office:value-type="float" office:value="12.2058879574663" calcext:value-type="float">
            <text:p>12.21</text:p>
          </table:table-cell>
          <table:table-cell table:style-name="ce1" table:formula="of:=[.E51]*100" office:value-type="float" office:value="10.8969638184877" calcext:value-type="float">
            <text:p>10.90</text:p>
          </table:table-cell>
          <table:table-cell table:style-name="ce1" table:formula="of:=[.F51]*100" office:value-type="float" office:value="13.9408569704285" calcext:value-type="float">
            <text:p>13.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style-name="ce1" table:formula="of:=[.B52]*100" office:value-type="float" office:value="45.357460694156" calcext:value-type="float">
            <text:p>45.36</text:p>
          </table:table-cell>
          <table:table-cell table:style-name="ce1" table:formula="of:=[.C52]*100" office:value-type="float" office:value="64.6337942409888" calcext:value-type="float">
            <text:p>64.63</text:p>
          </table:table-cell>
          <table:table-cell table:style-name="ce1" table:formula="of:=[.D52]*100" office:value-type="float" office:value="70.2282313104519" calcext:value-type="float">
            <text:p>70.23</text:p>
          </table:table-cell>
          <table:table-cell table:style-name="ce1" table:formula="of:=[.E52]*100" office:value-type="float" office:value="66.7995856758812" calcext:value-type="float">
            <text:p>66.80</text:p>
          </table:table-cell>
          <table:table-cell table:style-name="ce1" table:formula="of:=[.F52]*100" office:value-type="float" office:value="76.8255884127942" calcext:value-type="float">
            <text:p>76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</text:p>
          </table:table-cell>
          <table:table-cell table:style-name="ce1" table:formula="of:=[.B53]*100" office:value-type="float" office:value="2.24827866164967" calcext:value-type="float">
            <text:p>2.25</text:p>
          </table:table-cell>
          <table:table-cell table:style-name="ce1" table:formula="of:=[.C53]*100" office:value-type="float" office:value="5.05978840365105" calcext:value-type="float">
            <text:p>5.06</text:p>
          </table:table-cell>
          <table:table-cell table:style-name="ce1" table:formula="of:=[.D53]*100" office:value-type="float" office:value="6.8129528590648" calcext:value-type="float">
            <text:p>6.81</text:p>
          </table:table-cell>
          <table:table-cell table:style-name="ce1" table:formula="of:=[.E53]*100" office:value-type="float" office:value="6.27234027266359" calcext:value-type="float">
            <text:p>6.27</text:p>
          </table:table-cell>
          <table:table-cell table:style-name="ce1" table:formula="of:=[.F53]*100" office:value-type="float" office:value="9.23355461677731" calcext:value-type="float">
            <text:p>9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r</text:p>
          </table:table-cell>
          <table:table-cell table:style-name="ce1" table:formula="of:=[.B54]*100" office:value-type="float" office:value="0" calcext:value-type="float">
            <text:p>0.00</text:p>
          </table:table-cell>
          <table:table-cell table:style-name="ce1" table:formula="of:=[.C54]*100" office:value-type="float" office:value="10.8656811990269" calcext:value-type="float">
            <text:p>10.87</text:p>
          </table:table-cell>
          <table:table-cell table:style-name="ce1" table:formula="of:=[.D54]*100" office:value-type="float" office:value="9.52497795579046" calcext:value-type="float">
            <text:p>9.52</text:p>
          </table:table-cell>
          <table:table-cell table:style-name="ce1" table:formula="of:=[.E54]*100" office:value-type="float" office:value="10.9237871140409" calcext:value-type="float">
            <text:p>10.92</text:p>
          </table:table-cell>
          <table:table-cell table:style-name="ce1" table:formula="of:=[.F54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232</text:p>
          </table:table-cell>
          <table:table-cell table:style-name="ce1" table:formula="of:=[.B55]*100" office:value-type="float" office:value="43.4667207918937" calcext:value-type="float">
            <text:p>43.47</text:p>
          </table:table-cell>
          <table:table-cell table:style-name="ce1" table:formula="of:=[.C55]*100" office:value-type="float" office:value="5.5266991979616" calcext:value-type="float">
            <text:p>5.53</text:p>
          </table:table-cell>
          <table:table-cell table:style-name="ce1" table:formula="of:=[.D55]*100" office:value-type="float" office:value="0" calcext:value-type="float">
            <text:p>0.00</text:p>
          </table:table-cell>
          <table:table-cell table:style-name="ce1" table:formula="of:=[.E55]*100" office:value-type="float" office:value="0" calcext:value-type="float">
            <text:p>0.00</text:p>
          </table:table-cell>
          <table:table-cell table:style-name="ce1" table:formula="of:=[.F55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3</text:p>
          </table:table-cell>
          <table:table-cell table:style-name="ce1" table:formula="of:=[.B56]*100" office:value-type="float" office:value="1.09135193367578" calcext:value-type="float">
            <text:p>1.09</text:p>
          </table:table-cell>
          <table:table-cell table:style-name="ce1" table:formula="of:=[.C56]*100" office:value-type="float" office:value="0" calcext:value-type="float">
            <text:p>0.00</text:p>
          </table:table-cell>
          <table:table-cell table:style-name="ce1" table:formula="of:=[.D56]*100" office:value-type="float" office:value="0" calcext:value-type="float">
            <text:p>0.00</text:p>
          </table:table-cell>
          <table:table-cell table:style-name="ce1" table:formula="of:=[.E56]*100" office:value-type="float" office:value="0" calcext:value-type="float">
            <text:p>0.00</text:p>
          </table:table-cell>
          <table:table-cell table:style-name="ce1" table:formula="of:=[.F56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5</text:p>
          </table:table-cell>
          <table:table-cell table:style-name="ce1" table:formula="of:=[.B57]*100" office:value-type="float" office:value="0" calcext:value-type="float">
            <text:p>0.00</text:p>
          </table:table-cell>
          <table:table-cell table:style-name="ce1" table:formula="of:=[.C57]*100" office:value-type="float" office:value="2.08251743054225" calcext:value-type="float">
            <text:p>2.08</text:p>
          </table:table-cell>
          <table:table-cell table:style-name="ce1" table:formula="of:=[.D57]*100" office:value-type="float" office:value="1.14097382938591" calcext:value-type="float">
            <text:p>1.14</text:p>
          </table:table-cell>
          <table:table-cell table:style-name="ce1" table:formula="of:=[.E57]*100" office:value-type="float" office:value="1.77285219046935" calcext:value-type="float">
            <text:p>1.77</text:p>
          </table:table-cell>
          <table:table-cell table:style-name="ce1" table:formula="of:=[.F57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38</text:p>
          </table:table-cell>
          <table:table-cell table:style-name="ce1" table:formula="of:=[.B58]*100" office:value-type="float" office:value="0" calcext:value-type="float">
            <text:p>0.00</text:p>
          </table:table-cell>
          <table:table-cell table:style-name="ce1" table:formula="of:=[.C58]*100" office:value-type="float" office:value="0.158749670065587" calcext:value-type="float">
            <text:p>0.16</text:p>
          </table:table-cell>
          <table:table-cell table:style-name="ce1" table:formula="of:=[.D58]*100" office:value-type="float" office:value="0.0869760878406281" calcext:value-type="float">
            <text:p>0.09</text:p>
          </table:table-cell>
          <table:table-cell table:style-name="ce1" table:formula="of:=[.E58]*100" office:value-type="float" office:value="3.33447092845724" calcext:value-type="float">
            <text:p>3.33</text:p>
          </table:table-cell>
          <table:table-cell table:style-name="ce1" table:formula="of:=[.F58]*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2:.B69])" office:value-type="float" office:value="100" calcext:value-type="float">
            <text:p>100</text:p>
          </table:table-cell>
          <table:table-cell table:formula="of:=SUM([.C62:.C69])" office:value-type="float" office:value="99.9999999999999" calcext:value-type="float">
            <text:p>100</text:p>
          </table:table-cell>
          <table:table-cell table:formula="of:=SUM([.D62:.D69])" office:value-type="float" office:value="100" calcext:value-type="float">
            <text:p>100</text:p>
          </table:table-cell>
          <table:table-cell table:formula="of:=SUM([.E62:.E69])" office:value-type="float" office:value="100" calcext:value-type="float">
            <text:p>100</text:p>
          </table:table-cell>
          <table:table-cell table:formula="of:=SUM([.F62:.F69])" office:value-type="float" office:value="100" calcext:value-type="float">
            <text:p>1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5:51:22.164445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35:53.583654699</meta:creation-date>
    <dc:date>2017-01-05T18:20:15.732964709</dc:date>
    <meta:editing-duration>PT1H24M</meta:editing-duration>
    <meta:editing-cycles>13</meta:editing-cycles>
    <meta:generator>LibreOffice/5.1.4.2$Linux_X86_64 LibreOffice_project/10m0$Build-2</meta:generator>
    <meta:document-statistic meta:table-count="1" meta:cell-count="485" meta:object-count="0"/>
  </office:meta>
</office:document-meta>
</file>